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arial" svg:font-family="arial, sans-serif" style:font-family-generic="swiss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64in" table:align="left" style:writing-mode="lr-tb"/>
    </style:style>
    <style:style style:name="Table1.A" style:family="table-column">
      <style:table-column-properties style:column-width="6.9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9264in" table:align="left" style:writing-mode="lr-tb"/>
    </style:style>
    <style:style style:name="Table2.A" style:family="table-column">
      <style:table-column-properties style:column-width="6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6.9264in" table:align="left" style:writing-mode="lr-tb"/>
    </style:style>
    <style:style style:name="Table3.A" style:family="table-column">
      <style:table-column-properties style:column-width="6.92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="0.1pt solid #000000" style:writing-mode="lr-tb"/>
    </style:style>
    <style:style style:name="Table4" style:family="table">
      <style:table-properties style:width="6.9264in" table:align="left" style:writing-mode="lr-tb"/>
    </style:style>
    <style:style style:name="Table4.A" style:family="table-column">
      <style:table-column-properties style:column-width="6.92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="0.1pt solid #000000" style:writing-mode="lr-tb"/>
    </style:style>
    <style:style style:name="Table5" style:family="table">
      <style:table-properties style:width="6.9264in" table:align="left" style:writing-mode="lr-tb"/>
    </style:style>
    <style:style style:name="Table5.A" style:family="table-column">
      <style:table-column-properties style:column-width="6.92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6.9264in" table:align="left" style:writing-mode="lr-tb"/>
    </style:style>
    <style:style style:name="Table6.A" style:family="table-column">
      <style:table-column-properties style:column-width="6.9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="0.1pt solid #000000" style:writing-mode="lr-tb"/>
    </style:style>
    <style:style style:name="Table7" style:family="table">
      <style:table-properties style:width="6.9264in" table:align="left" style:writing-mode="lr-tb"/>
    </style:style>
    <style:style style:name="Table7.A" style:family="table-column">
      <style:table-column-properties style:column-width="6.926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6.9083in" fo:margin-left="0.0132in" table:align="left" style:writing-mode="lr-tb"/>
    </style:style>
    <style:style style:name="Table8.A" style:family="table-column">
      <style:table-column-properties style:column-width="6.908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="0.1pt solid #000000" style:writing-mode="lr-tb"/>
    </style:style>
    <style:style style:name="Table9" style:family="table">
      <style:table-properties style:width="6.9264in" table:align="left" style:writing-mode="lr-tb"/>
    </style:style>
    <style:style style:name="Table9.A" style:family="table-column">
      <style:table-column-properties style:column-width="6.926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="0.1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 style:font-size-asian="9pt" style:font-style-asian="normal" style:font-weight-asian="normal" style:font-name-complex="arial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 style:font-name-asian="arial" style:font-size-asian="9pt" style:font-style-asian="normal" style:font-weight-asian="normal" style:font-name-complex="arial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 style:font-size-asian="9pt" style:font-style-asian="normal" style:font-weight-asian="normal" style:font-name-complex="ari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9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 style:font-size-asian="9pt" style:font-style-asian="normal" style:font-weight-asian="normal" style:font-name-complex="ari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style:font-name="arial" fo:font-size="9pt" fo:font-style="normal" fo:font-weight="normal" style:font-size-asian="9pt" style:font-style-asian="normal" style:font-weight-asian="normal" style:font-name-complex="arial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style:font-name-asian="arial"/>
    </style:style>
    <style:style style:name="T7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swer 4:</text:p>
      <text:p text:style-name="Standard">a. <text:s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create view dbbus4a</text:p>
            <text:p text:style-name="Standard">as</text:p>
            <text:p text:style-name="Standard">select r.Rnt_rounting, t.Bus_id, d.Drv_fname, t.Tou_total_siting from Tours as t inner join Rountes as r on t.Rnt_id = r.Rnt_id inner join Bus as b on t.Bus_id = b.Bus_id inner join Drivers as d on t.Drv_id = d.Drv_id <text:s text:c="2"/></text:p>
            <text:p text:style-name="Standard">where Year(t.Tou_time_start) = 2008</text:p>
          </table:table-cell>
        </table:table-row>
      </table:table>
      <text:p text:style-name="Standard"/>
      <text:p text:style-name="Standard">b.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create view dbbus4b</text:p>
            <text:p text:style-name="Table_20_Contents">as</text:p>
            <text:p text:style-name="Table_20_Contents">select Drv_fname from Tours as t inner join Drivers as d on t.Drv_id = d.Drv_id </text:p>
            <text:p text:style-name="Table_20_Contents">group by t.Drv_id</text:p>
            <text:p text:style-name="Table_20_Contents">having count(t.Drv_id) and max(Date(d.Drv_Birth))</text:p>
            <text:p text:style-name="Table_20_Contents">order by t.Drv_id desc </text:p>
            <text:p text:style-name="Table_20_Contents">limit 1</text:p>
          </table:table-cell>
        </table:table-row>
      </table:table>
      <text:p text:style-name="Standard"/>
      <text:p text:style-name="Standard"/>
      <text:p text:style-name="Standard">c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create view dbbus4c</text:p>
            <text:p text:style-name="Table_20_Contents">as</text:p>
            <text:p text:style-name="Table_20_Contents">select Rnt_rounting from Tours as t inner join Rountes as r on t.Rnt_id = r.Rnt_id </text:p>
            <text:p text:style-name="Table_20_Contents">where t.Tou_total_siting = (select max(Tou_total_siting) from Tours)</text:p>
          </table:table-cell>
        </table:table-row>
      </table:table>
      <text:p text:style-name="Standard"/>
      <text:p text:style-name="Standard">d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CREATE VIEW dbbus4d AS</text:p>
            <text:p text:style-name="P2">SELECT d.Drv_fname, b.Bus_id, (SUM(t.Tou_total_siting * r.Rnt_price)) AS total</text:p>
            <text:p text:style-name="P2">FROM Rountes r, Bus b, Tours t, Drivers d</text:p>
            <text:p text:style-name="P2">WHERE t.Rnt_id = r.Rnt_id AND t.Bus_id = b.Bus_id AND t.Drv_id = d.Drv_id</text:p>
            <text:p text:style-name="P2">GROUP BY d.Drv_fname</text:p>
            <text:p text:style-name="P2">ORDER BY total DESC</text:p>
            <text:p text:style-name="P2">LIMIT 1;</text:p>
          </table:table-cell>
        </table:table-row>
      </table:table>
      <text:p text:style-name="Standard"/>
      <text:p text:style-name="Standard"/>
      <text:p text:style-name="P1">Answer 5:</text:p>
      <text:p text:style-name="Standard"/>
      <text:p text:style-name="Standard">a.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 <text:span text:style-name="T4">Delimiter //</text:span></text:p>
            <text:p text:style-name="P4"/>
            <text:p text:style-name="P2">create trigger trig_del_Drivers </text:p>
            <text:p text:style-name="P2">after delete on Drivers</text:p>
            <text:p text:style-name="P2">for each row</text:p>
            <text:p text:style-name="P4"> <text:span text:style-name="T4">begin</text:span></text:p>
            <text:p text:style-name="P4"> <text:span text:style-name="T5"> </text:span><text:span text:style-name="T4">set @Drv_id = old.Drv_id;</text:span></text:p>
            <text:p text:style-name="P4"> <text:span text:style-name="T5"> </text:span><text:span text:style-name="T4">set @Drv_fname=old.Drv_fname;</text:span></text:p>
            <text:p text:style-name="P4"> <text:span text:style-name="T5"> </text:span><text:span text:style-name="T4">set @Drv_phone=old.Drv_phone;</text:span></text:p>
            <text:p text:style-name="P4"> <text:span text:style-name="T5"> </text:span><text:span text:style-name="T4">set @Drv_birth=old.Drv_birth;</text:span></text:p>
            <text:p text:style-name="P4"> <text:span text:style-name="T5"> </text:span><text:span text:style-name="T4">set @Drv_email=old.Drv_email;</text:span></text:p>
            <text:p text:style-name="P2"><text:soft-page-break/></text:p>
            <text:p text:style-name="P2">CREATE TABLE IF NOT EXISTS `bk_Drivers` (</text:p>
            <text:p text:style-name="P2"><text:span text:style-name="T6"><text:s text:c="2"/></text:span>`Drv_id` int(11),</text:p>
            <text:p text:style-name="P2"><text:span text:style-name="T6"><text:s text:c="2"/></text:span>`Drv_fname` varchar(100) NOT NULL,</text:p>
            <text:p text:style-name="P2"><text:span text:style-name="T6"><text:s text:c="2"/></text:span>`Drv_phone` varchar(20) NOT NULL,</text:p>
            <text:p text:style-name="P2"><text:span text:style-name="T6"><text:s text:c="2"/></text:span>`Drv_birth` char(10) <text:s/>NULL,</text:p>
            <text:p text:style-name="P2"><text:span text:style-name="T6"><text:s text:c="2"/></text:span>`Drv_email` varchar(50) <text:s/>NULL,</text:p>
            <text:p text:style-name="P3"><text:s text:c="2"/></text:p>
            <text:p text:style-name="P2">) ;</text:p>
            <text:p text:style-name="P2"/>
            <text:p text:style-name="P2">insert into bk_Drivers </text:p>
            <text:p text:style-name="P2">values (@Drv_id, @Drv_fname, @Drv_phone, @Drv_birth, @Drv_email);</text:p>
            <text:p text:style-name="P2"/>
            <text:p text:style-name="P2">end//</text:p>
          </table:table-cell>
        </table:table-row>
      </table:table>
      <text:p text:style-name="Standard"/>
      <text:p text:style-name="Standard"/>
      <text:p text:style-name="Standard">b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delimiter //</text:p>
            <text:p text:style-name="P2">create trigger trig_update_Drivers</text:p>
            <text:p text:style-name="P2">after update on Drivers</text:p>
            <text:p text:style-name="P2">for each row</text:p>
            <text:p text:style-name="P4"> <text:span text:style-name="T4">begin</text:span></text:p>
            <text:p text:style-name="P4"> <text:span text:style-name="T5"> </text:span><text:span text:style-name="T4">set @Drv_id = old.Drv_id;</text:span></text:p>
            <text:p text:style-name="P4"> <text:span text:style-name="T5"> </text:span><text:span text:style-name="T4">set @Drv_fname = old.Drv_fname;</text:span></text:p>
            <text:p text:style-name="P4"> <text:span text:style-name="T5"> </text:span><text:span text:style-name="T4">set @Drv_phone = old.Drv_phone;</text:span></text:p>
            <text:p text:style-name="P4"> <text:span text:style-name="T5"> </text:span><text:span text:style-name="T4">set @Drv_birth = old.Drv_birth;</text:span></text:p>
            <text:p text:style-name="P4"> <text:span text:style-name="T5"> </text:span><text:span text:style-name="T4">set @Drv_email = old.Drv_email;</text:span></text:p>
            <text:p text:style-name="P2"/>
            <text:p text:style-name="P2">CREATE TABLE IF NOT EXISTS `bk_Drivers` (</text:p>
            <text:p text:style-name="P2"><text:span text:style-name="T6"><text:s text:c="2"/></text:span>`Drv_id` int(11),</text:p>
            <text:p text:style-name="P2"><text:span text:style-name="T6"><text:s text:c="2"/></text:span>`Drv_fname` varchar(100) NOT NULL,</text:p>
            <text:p text:style-name="P2"><text:span text:style-name="T6"><text:s text:c="2"/></text:span>`Drv_phone` varchar(20) NOT NULL,</text:p>
            <text:p text:style-name="P2"><text:span text:style-name="T6"><text:s text:c="2"/></text:span>`Drv_birth` char(10) <text:s/>NULL,</text:p>
            <text:p text:style-name="P2"><text:span text:style-name="T6"><text:s text:c="2"/></text:span>`Drv_email` varchar(50) <text:s/>NULL,</text:p>
            <text:p text:style-name="P2">) ;</text:p>
            <text:p text:style-name="P2"/>
            <text:p text:style-name="P2">insert into bk_Drivers values (@Drv_id, @Drv_fname, @Drv_phone,@Drv_birth, @Drv_email);</text:p>
            <text:p text:style-name="P2"/>
            <text:p text:style-name="P2">end//</text:p>
          </table:table-cell>
        </table:table-row>
      </table:table>
      <text:p text:style-name="Standard"/>
      <text:p text:style-name="Standard"/>
      <text:p text:style-name="Standard"/>
      <text:p text:style-name="P1">Answer 6:</text:p>
      <text:p text:style-name="Standard">a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delimiter //</text:p>
            <text:p text:style-name="P2">create procedure sp_sum(Driv_id int(11) , Bus_id varchar(15), Year int)</text:p>
            <text:p text:style-name="P2">begin</text:p>
            <text:p text:style-name="P4"> <text:span text:style-name="T5"> </text:span> <text:span text:style-name="T5"> </text:span> <text:span text:style-name="T5"> </text:span> <text:span text:style-name="T4">select sum(Tou_total_siting)</text:span></text:p>
            <text:p text:style-name="P4"> <text:span text:style-name="T5"> </text:span> <text:span text:style-name="T5"> </text:span> <text:span text:style-name="T5"> </text:span> <text:span text:style-name="T4">from Bus b , Drivers d, Tours t</text:span></text:p>
            <text:p text:style-name="P4"> <text:span text:style-name="T5"> </text:span> <text:span text:style-name="T5"> </text:span> <text:span text:style-name="T5"> </text:span><text:span text:style-name="T4">where t.Bus_id = b.Bus_id and t.Driv_id = d.Driv_id</text:span></text:p>
            <text:p text:style-name="P4"> <text:span text:style-name="T5"> </text:span> <text:span text:style-name="T5"> </text:span> <text:span text:style-name="T5"> </text:span> <text:span text:style-name="T4">and  year(t.Tou_time_start) = Year</text:span></text:p>
            <text:p text:style-name="P4"> <text:span text:style-name="T5"> </text:span> <text:span text:style-name="T5"> </text:span> <text:span text:style-name="T5"> </text:span> <text:span text:style-name="T4">and t.Bus_id = Bus_id</text:span></text:p>
            <text:p text:style-name="P4"> <text:span text:style-name="T5"> </text:span> <text:span text:style-name="T5"> </text:span> <text:span text:style-name="T5"> </text:span> <text:span text:style-name="T4">and t.Driv_id = Driv_id;</text:span></text:p>
            <text:p text:style-name="P2"/>
            <text:p text:style-name="P2">end//</text:p>
          </table:table-cell>
        </table:table-row>
      </table:table>
      <text:p text:style-name="Standard"/>
      <text:p text:style-name="Standard"><text:soft-page-break/></text:p>
      <text:p text:style-name="Standard">b. 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DELIMITER //</text:p>
            <text:p text:style-name="P8">CREATE PROCEDURE sp_sum_Total()</text:p>
            <text:p text:style-name="P8">BEGIN</text:p>
            <text:p text:style-name="P8">SELECT b.Bus_id, SUM(t.Tou_total_siting * r.Rnt_price)</text:p>
            <text:p text:style-name="P8">FROM Rountes r, Bus b, Tours t</text:p>
            <text:p text:style-name="P8">WHERE t.Rnt_id = r.Rnt_id AND t.Bus_id = b.Bus_id</text:p>
            <text:p text:style-name="P8">GROUP BY b.Bus_id;</text:p>
            <text:p text:style-name="P9">END//</text:p>
            <text:p text:style-name="P5"/>
          </table:table-cell>
        </table:table-row>
      </table:table>
      <text:p text:style-name="Standard"/>
      <text:p text:style-name="Standard"/>
      <text:p text:style-name="Standard">c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DELIMITER //</text:p>
            <text:p text:style-name="P8">CREATE PROCEDURE sp_display()</text:p>
            <text:p text:style-name="P8">BEGIN</text:p>
            <text:p text:style-name="P8">SELECT b.Bus_id, (SUM(t.Tou_total_siting * r.Rnt_price)) AS total</text:p>
            <text:p text:style-name="P8">FROM Rountes r, Bus b, Tours t</text:p>
            <text:p text:style-name="P8">WHERE t.Rnt_id = r.Rnt_id AND t.Bus_id = b.Bus_id</text:p>
            <text:p text:style-name="P8">GROUP BY b.Bus_id</text:p>
            <text:p text:style-name="P8">ORDER BY total</text:p>
            <text:p text:style-name="P8">LIMIT 1;</text:p>
            <text:p text:style-name="P9">END//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/>
    <style:font-face style:name="Lohit Hindi2" svg:font-family="'Lohit Hindi'" style:font-family-generic="modern"/>
    <style:font-face style:name="WenQuanYi Micro Hei" svg:font-family="'WenQuanYi Micro Hei'" style:font-family-generic="modern"/>
    <style:font-face style:name="arial" svg:font-family="arial, sans-serif" style:font-family-generic="swiss"/>
    <style:font-face style:name="Droid Sans1" svg:font-family="'Droid Sans'" style:font-pitch="variable"/>
    <style:font-face style:name="Lohit Hindi3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roid Sans1" style:font-size-asian="12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1" style:font-size-asian="14pt" style:font-name-complex="Lohit Hindi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rung</meta:initial-creator>
    <meta:creation-date>2012-09-29T18:27:46</meta:creation-date>
    <meta:editing-duration>P23DT22H11M8S</meta:editing-duration>
    <meta:document-statistic meta:table-count="9" meta:image-count="0" meta:object-count="0" meta:page-count="3" meta:paragraph-count="102" meta:word-count="396" meta:character-count="2777" meta:non-whitespace-character-count="2378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